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Lohit Hindi1" svg:font-family="'Lohit Hindi'"/>
    <style:font-face style:name="inherit" svg:font-family="inherit"/>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margin-left="0cm" fo:margin-right="0cm" fo:margin-top="0cm" fo:margin-bottom="0cm" style:contextual-spacing="false" style:line-height-at-least="0.556cm" fo:text-indent="0cm" style:auto-text-indent="false" fo:padding="0cm" fo:border="none"/>
    </style:style>
    <style:style style:name="P2" style:family="paragraph" style:parent-style-name="Text_20_body">
      <style:paragraph-properties fo:margin-left="0cm" fo:margin-right="0cm" fo:margin-top="0cm" fo:margin-bottom="0cm" style:contextual-spacing="false" style:line-height-at-least="0.556cm" fo:text-indent="0cm" style:auto-text-indent="false" fo:padding="0cm" fo:border="none"/>
      <style:text-properties fo:font-variant="normal" fo:text-transform="none" fo:color="#404040" style:font-name="inherit" fo:font-size="10.5pt" fo:letter-spacing="normal" fo:font-style="normal" fo:font-weight="normal"/>
    </style:style>
    <style:style style:name="P3" style:family="paragraph" style:parent-style-name="Text_20_body">
      <style:paragraph-properties fo:margin-left="0cm" fo:margin-right="0cm" fo:margin-top="0cm" fo:margin-bottom="0cm" style:contextual-spacing="false" style:line-height-at-least="0.556cm" fo:text-indent="0cm" style:auto-text-indent="false" fo:padding="0cm" fo:border="none" style:writing-mode="lr-tb"/>
      <style:text-properties fo:font-variant="normal" fo:text-transform="none" fo:color="#404040" fo:letter-spacing="normal"/>
    </style:style>
    <style:style style:name="P4" style:family="paragraph" style:parent-style-name="Text_20_body">
      <style:paragraph-properties fo:margin-left="0cm" fo:margin-right="0cm" fo:margin-top="0cm" fo:margin-bottom="0cm" style:contextual-spacing="false" style:line-height-at-least="0.556cm" fo:text-indent="0cm" style:auto-text-indent="false" fo:padding="0cm" fo:border="none" style:writing-mode="lr-tb"/>
    </style:style>
    <style:style style:name="P5" style:family="paragraph" style:parent-style-name="Text_20_body">
      <style:paragraph-properties fo:margin-left="0cm" fo:margin-right="0cm" fo:margin-top="0.265cm" fo:margin-bottom="0.265cm" style:contextual-spacing="false" style:line-height-at-least="0.556cm" fo:text-indent="0cm" style:auto-text-indent="false" fo:padding-left="1.984cm" fo:padding-right="0.265cm" fo:padding-top="0.397cm" fo:padding-bottom="0.397cm" fo:border="0.06pt solid #000000"/>
      <style:text-properties fo:font-variant="normal" fo:text-transform="none" fo:color="#00529b" style:font-name="inherit" fo:font-size="10.5pt" fo:letter-spacing="normal" fo:font-style="normal" fo:font-weight="normal" fo:background-color="#bde5f8"/>
    </style:style>
    <style:style style:name="P6" style:family="paragraph" style:parent-style-name="Text_20_body">
      <style:paragraph-properties fo:margin-left="0cm" fo:margin-right="0cm" fo:margin-top="0.265cm" fo:margin-bottom="0.265cm" style:contextual-spacing="false" style:line-height-at-least="0.556cm" fo:text-indent="0cm" style:auto-text-indent="false" fo:padding-left="1.984cm" fo:padding-right="0.265cm" fo:padding-top="0.397cm" fo:padding-bottom="0.397cm" fo:border="0.06pt solid #000000"/>
      <style:text-properties fo:font-variant="normal" fo:text-transform="none" fo:color="#d8000c" style:font-name="inherit" fo:font-size="10.5pt" fo:letter-spacing="normal" fo:font-style="normal" fo:font-weight="normal" fo:background-color="#ffbaba"/>
    </style:style>
    <style:style style:name="P7" style:family="paragraph" style:parent-style-name="Heading_20_1">
      <style:text-properties fo:font-variant="normal" fo:text-transform="none" fo:color="#404040" style:font-name="Arial" fo:letter-spacing="normal" fo:font-style="normal" fo:font-weight="bold"/>
    </style:style>
    <style:style style:name="T1" style:family="text">
      <style:text-properties style:font-name="inherit" fo:font-size="10.5pt" fo:font-style="normal" fo:font-weight="normal"/>
    </style:style>
    <style:style style:name="T2" style:family="text">
      <style:text-properties fo:color="#750909" style:text-line-through-style="none" style:text-underline-style="none" style:text-blinking="false"/>
    </style:style>
    <style:style style:name="T3" style:family="text">
      <style:text-properties fo:font-variant="normal" fo:text-transform="none" fo:color="#404040" style:font-name="inherit" fo:font-size="10.5pt" fo:letter-spacing="normal" fo:font-style="normal" fo:font-weight="normal"/>
    </style:style>
    <style:style style:name="T4" style:family="text">
      <style:text-properties fo:font-variant="normal" fo:text-transform="none" fo:color="#404040" style:font-name="inherit" fo:font-size="10.5pt" fo:letter-spacing="normal" fo:font-style="normal" fo:font-weight="bold"/>
    </style:style>
    <style:style style:name="T5" style:family="text">
      <style:text-properties fo:font-variant="normal" fo:text-transform="none" fo:color="#750909" style:text-line-through-style="none" style:font-name="inherit" fo:font-size="10.5pt" fo:letter-spacing="normal" fo:font-style="normal" style:text-underline-style="none" fo:font-weight="normal" style:text-blinking="false"/>
    </style:style>
    <style:style style:name="T6" style:family="text">
      <style:text-properties fo:font-variant="normal" fo:text-transform="none" fo:color="#0066cc" style:text-line-through-style="none" style:font-name="inherit" fo:font-size="10.5pt" fo:letter-spacing="normal" fo:font-style="normal" style:text-underline-style="none" fo:font-weight="normal" style:text-blinking="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Porting ClockworkMod Recovery to a New Device</text:h>
      <text:p text:style-name="P1"><text:span text:style-name="T3">If you are not familiar with custom </text:span><text:span text:style-name="T5">recovery</text:span><text:span text:style-name="T3"> images, we suggest you read the </text:span><text:a xlink:type="simple" xlink:href="http://xda-university.com/as-a-user"><text:span text:style-name="T6">Introductory section</text:span></text:a><text:span text:style-name="T3"> of XDA-University.</text:span></text:p>
      <text:p text:style-name="P1"><text:span text:style-name="T5">ClockworkMod</text:span><text:span text:style-name="T3">, commonly abbreviated as </text:span><text:span text:style-name="T5">CWM</text:span><text:span text:style-name="T3">, is a popular custom </text:span><text:span text:style-name="T5">recovery</text:span><text:span text:style-name="T3"> for Android phones and tablets developed by Koushik Dutta (Koush), a well-known name in the Android dev community. This </text:span><text:span text:style-name="T5">recovery</text:span><text:span text:style-name="T3"> image allows you to perform many advanced tasks like </text:span><text:span text:style-name="T5">flashing</text:span><text:span text:style-name="T3">, backups, restoration and other maintenance tasks on your android device which the </text:span><text:span text:style-name="T5">stockrecovery</text:span><text:span text:style-name="T3"> cannot do.<text:line-break/>Thus </text:span><text:a xlink:type="simple" xlink:href="http://www.clockworkmod.com/"><text:span text:style-name="T5">ClockWorkMod</text:span></text:a><text:span text:style-name="T3"> (also known as </text:span><text:span text:style-name="T5">CWM</text:span><text:span text:style-name="T3">) is a very popular custom </text:span><text:span text:style-name="T5">recovery</text:span><text:span text:style-name="T3">.</text:span></text:p>
      <text:p text:style-name="P1"><text:span text:style-name="T3">Setup the build environment. Guide on that can be found here : </text:span><text:a xlink:type="simple" xlink:href="http://xda-university.com/as-a-developer/getting-started-building-android-from-source"><text:span text:style-name="T6">Building from Source</text:span></text:a><text:span text:style-name="T3"><text:line-break/>Please note that we will be compiling the latest version of </text:span><text:span text:style-name="T5">CWM</text:span><text:span text:style-name="T3"> </text:span><text:span text:style-name="T5">recovery</text:span><text:span text:style-name="T3">.</text:span></text:p>
      <text:p text:style-name="P2">The source for <text:span text:style-name="T2">CWM</text:span> comes bundled with the CyanogenMod source code. So you will have to sync the CyanogenMod source.<text:line-break/>In this guide, we use the source of CyanogenMod 10 to build <text:span text:style-name="T2">CWM</text:span> 6.</text:p>
      <text:p text:style-name="P2">At this stage make sure that you have synced the source, updated it and setup the build environment. Now lets proceed to the actual compiling part.</text:p>
      <text:p text:style-name="P1"><text:span text:style-name="Strong_20_Emphasis"><text:span text:style-name="T4">Step 1 : </text:span></text:span><text:span text:style-name="T3">Open the terminal and change the directory to the top of your source. Then run the command</text:span></text:p>
      <text:p text:style-name="P3">“ <text:span text:style-name="T1">make -j4 otatools ”</text:span></text:p>
      <text:p text:style-name="P2">This command will create all the necessary tools and files for the <text:span text:style-name="T2">recovery</text:span> compilation. Here -j# signifies the number of processes to start. It is generally based on the number of processors in your computer. This process generally requires 5-7 minutes on a reasonably fast desktop computer.</text:p>
      <text:p text:style-name="P1"><text:span text:style-name="Strong_20_Emphasis"><text:span text:style-name="T4">Step 2 :</text:span></text:span><text:span text:style-name="T3"> Now that the otatools are ready, we need to get a dump of our current boot.img. To do this, use ‘</text:span><text:span text:style-name="T5">adb</text:span><text:span text:style-name="T3"> shell’ and launch this command</text:span></text:p>
      <text:p text:style-name="P3">“ <text:span text:style-name="T1">dump_image boot /sdcard/boot.img “</text:span></text:p>
      <text:p text:style-name="P2">This command will dump the boot partition as a image file named boot.img to your sdcard. Now pull this image to your local directory using <text:span text:style-name="T2">adb</text:span> pull or any other method.</text:p>
      <text:p text:style-name="P1"><text:span text:style-name="Strong_20_Emphasis"><text:span text:style-name="T4">Step 3 : </text:span></text:span><text:span text:style-name="T3">Now we need to set up the makefiles for this device. Generally this is a long and tedious process. But since we are only compiling a </text:span><text:span text:style-name="T5">recovery</text:span><text:span text:style-name="T3">, it will be a lot easier.</text:span></text:p>
      <text:p text:style-name="P2">From the <text:span text:style-name="T2">root</text:span> of your source directory, run the command</text:p>
      <text:p text:style-name="P3">“ <text:span text:style-name="T1">. build/envsetup.sh “ or “ source /build/envsetup.sh “</text:span></text:p>
      <text:p text:style-name="P2">This command will prepare all the necessary files required for compiling (initialize the build environment).</text:p>
      <text:p text:style-name="P2">Once it is done, run the command,</text:p>
      <text:p text:style-name="P3">“ <text:span text:style-name="T1">build/tools/device/mkvendor.sh device_manufacturer_name device_name /your/path/to/the/boot.img “</text:span></text:p>
      <text:p text:style-name="P2">This will open the boot image and extract all the necessary files in the device/manufacturer/device_name path.</text:p>
      <text:p text:style-name="P1"><text:span text:style-name="Strong_20_Emphasis"><text:span text:style-name="T4">Step 4 : </text:span></text:span><text:span text:style-name="T3">Now that we have extracted the files from the boot.img, we need to edit them to suit our device. Generally this shouldn’t be necessary, but we need  to be sure about that or else we can brick our devices. The only files which are to be edited are ‘BoardConfig.mk’ </text:span><text:soft-page-break/><text:span text:style-name="T3">and ‘</text:span><text:span text:style-name="T5">recovery</text:span><text:span text:style-name="T3">.fstab’. The main things that you will need to add is custom partitions (if your device doesn’t support named partitions).</text:span></text:p>
      <text:p text:style-name="P5">If you change the contents of the BoardConfig.mk file, you will have to run ‘make clobber’ or the changes won’t get picked.</text:p>
      <text:p text:style-name="P6">As the name suggests, BoardConfig.mk contains the config about the board used in your device. This is a very important file and a single error or incorrect value can result in a brick. So be cautious while editing this file</text:p>
      <text:p text:style-name="P2">Next file is the <text:span text:style-name="T2">recovery</text:span>.fstab. This file lists all the partitions of a device and its paths. If you see any incorrect partition in this file, please change it. You don’t want your boot.img flashed on the<text:span text:style-name="T2">bootloader</text:span> partition, do you ?</text:p>
      <text:p text:style-name="P2">I cannot help you with the actual editing as each device has different partitions and different formats.</text:p>
      <text:p text:style-name="P1"><text:span text:style-name="Strong_20_Emphasis"><text:span text:style-name="T4">Step 5 : </text:span></text:span><text:span text:style-name="T3">Once the files are ready, we start the compiling. Run the following command to prepare the system for a compile.</text:span></text:p>
      <text:p text:style-name="P3">“ <text:span text:style-name="T1">. build/envsetup.sh “</text:span></text:p>
      <text:p text:style-name="P4"><text:span text:style-name="Strong_20_Emphasis"><text:span text:style-name="T4">Step 6 : </text:span></text:span><text:span text:style-name="T3">Once the system is ready, lets move on to the compile process.</text:span></text:p>
      <text:p text:style-name="P2">Run the command,</text:p>
      <text:p text:style-name="P3">“ <text:span text:style-name="T1">lunch full_’device_name’-eng “</text:span></text:p>
      <text:p text:style-name="P2">For e.g : if you have a device names cooper, the command will be,</text:p>
      <text:p text:style-name="P3">“ <text:span text:style-name="T1">lunch full_cooper-eng “</text:span></text:p>
      <text:p text:style-name="P2">This will prepare the files of cooper for compiling.</text:p>
      <text:p text:style-name="P1"><text:span text:style-name="Strong_20_Emphasis"><text:span text:style-name="T4">Step 7 : </text:span></text:span><text:span text:style-name="T3">Now that we have all files setup, run the command</text:span></text:p>
      <text:p text:style-name="P3">“ <text:span text:style-name="T1">make -j4 recoveryimage “</text:span></text:p>
      <text:p text:style-name="P2">This command builds the <text:span text:style-name="T2">recovery</text:span> in the form of an image file. If you want a fakeflash for testing purpose, then run,</text:p>
      <text:p text:style-name="P3">“ <text:span text:style-name="T1">make -j4 recoveryzip “</text:span></text:p>
      <text:p text:style-name="P2">The entire building process takes around 15 minutes.</text:p>
      <text:p text:style-name="P2">Once complete, you will get the resulting <text:span text:style-name="T2">recovery</text:span>.img in the ‘out/target/product/device’ path. You can <text:span text:style-name="T2">flash</text:span> the <text:span text:style-name="T2">recovery</text:span> using a <text:span text:style-name="T2">flashable</text:span> zip or from <text:span text:style-name="T2">adb</text:span> using flash_imag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Helvetica, sans-serif"/>
    <style:font-face style:name="Lohit Hindi1" svg:font-family="'Lohit Hindi'"/>
    <style:font-face style:name="inherit" svg:font-family="inherit"/>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en" fo:country="US" style:letter-kerning="true" style:font-name-asian="DejaVu Sans2"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DejaVu Sans1" fo:font-size="14pt" style:font-name-asian="DejaVu Sans2"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DejaVu Sans" fo:font-size="24pt" fo:font-weight="bold" style:font-name-asian="DejaVu Sans2" style:font-size-asian="24pt" style:font-weight-asian="bold" style:font-name-complex="Lohit Hindi"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ohow </meta:initial-creator>
    <meta:creation-date>2013-05-03T13:04:26</meta:creation-date>
    <dc:date>2013-05-03T13:05:18</dc:date>
    <dc:creator>guohow </dc:creator>
    <meta:editing-duration>P0D</meta:editing-duration>
    <meta:editing-cycles>1</meta:editing-cycles>
    <meta:document-statistic meta:table-count="0" meta:image-count="0" meta:object-count="0" meta:page-count="2" meta:paragraph-count="38" meta:word-count="764" meta:character-count="4432" meta:non-whitespace-character-count="3705"/>
    <meta:generator>LibreOffice/4.0.2.2$Linux_X86_64 LibreOffice_project/400m0$Build-2</meta:generator>
  </office:meta>
</office:document-meta>
</file>